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4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acf0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uerimiento de Adelanto (Vale)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1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</table:table>
      <text:p text:style-name="P4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8">Empleado</text:p>
          </table:table-cell>
          <table:table-cell table:style-name="Tabla1.A1" office:value-type="string">
            <text:p text:style-name="P13">Solicitado</text:p>
          </table:table-cell>
          <table:table-cell table:style-name="Tabla1.A1" office:value-type="string">
            <text:p text:style-name="P13">Deuda</text:p>
          </table:table-cell>
          <table:table-cell table:style-name="Tabla1.D1" office:value-type="string">
            <text:p text:style-name="P13">Aprobado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advance_request_line_ids"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<text:placeholder text:placeholder-type="text">&lt;line.employee_id.name&gt;</text:placeholder></text:p>
          </table:table-cell>
          <table:table-cell table:style-name="Tabla1.A2" office:value-type="string">
            <text:p text:style-name="P12"><text:placeholder text:placeholder-type="text">&lt;formatLang(line.requested_amount)&gt;</text:placeholder></text:p>
          </table:table-cell>
          <table:table-cell table:style-name="Tabla1.A2" office:value-type="string">
            <text:p text:style-name="P12"><text:placeholder text:placeholder-type="text">&lt;formatLang(line.debt_amount)&gt;</text:placeholder></text:p>
          </table:table-cell>
          <table:table-cell table:style-name="Tabla1.D2" office:value-type="string">
            <text:p text:style-name="P12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7:25:18.703975512</dc:date>
    <meta:editing-duration>P2DT2H11M49S</meta:editing-duration>
    <meta:editing-cycles>45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1" meta:word-count="28" meta:character-count="366" meta:non-whitespace-character-count="35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